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" style:family="paragraph" style:parent-style-name="Standard">
      <style:text-properties style:text-line-through-style="solid"/>
    </style:style>
    <style:style style:name="P5" style:family="paragraph" style:parent-style-name="Standard">
      <style:text-properties style:text-line-through-style="solid" style:font-name-asian="Times New Roman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style:font-name-asian="Times New Roman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vie Library</text:p>
      <text:p text:style-name="Standard"><text:span text:style-name="T1">Learning objective: </text:span>Build a REST web API in ASP.NET and connect a jQuery frontend to it</text:p>
      <text:p text:style-name="Standard"><text:span text:style-name="T1">Technologies:</text:span> ASP.NET Web API, JavaScript, jQuery, AJAX, HTML, CSS, Postman</text:p>
      <text:p text:style-name="Standard"><text:span text:style-name="normaltextrun"><text:span text:style-name="T3">GitHub Source Code Repo: </text:span></text:span><text:a xlink:type="simple" xlink:href="https://github.com/DevCodeCampInstructor/WebAPIStarter" text:style-name="Internet_20_link" text:visited-style-name="Visited_20_Internet_20_Link">https://github.com/DevCodeCampInstructor/WebAPIStarter</text:a></text:p>
      <text:p text:style-name="Standard"><text:bookmark text:name="_GoBack"/><text:span text:style-name="T2">Total points:</text:span> /70</text:p>
      <text:p text:style-name="P5">(5 points): As a developer, I want to make good, consistent commits.</text:p>
      <text:p text:style-name="P2">(2.5 points) <text:span text:style-name="T4">As a developer, I want to create a Movie model with properties for title, genre, and director name.</text:span></text:p>
      <text:p text:style-name="P2">(15 points) As a developer, I want to build a REST web API in ASP.NET, so that I can make HTTP requests to GET, PUT, and POST data to the data set.</text:p>
      <text:p text:style-name="P2">(15 points) As a developer, I want to use jQuery and AJAX to consume the built web API on the frontend.</text:p>
      <text:p text:style-name="P2">(2.5 points) As a developer, I want to implement the seeded data that was given to me by the instructors, so that my database will be seeded.</text:p>
      <text:p text:style-name="P2">(5 points) As a developer, I want to use Postman to make a POST, PUT, and both GET requests (get by id <text:s/>and get all) request to my REST web API, save it to a collection, and then export it as a JSON from Postman.</text:p>
      <text:p text:style-name="Standard">(10 points) As a developer, I want to have an aesthetically pleasing user interface (webpages) to ensure a great user experience.</text:p>
      <text:p text:style-name="P2">(5 points) As a film enthusiast, I want to be able to see the details of a movie, including title, genre, and director name.</text:p>
      <text:p text:style-name="Standard">(5 points) As a film enthusiast, I want to be able to update the details of a movie, including title, genre, and director name.</text:p>
      <text:p text:style-name="P2">(5 points) As a film enthusiast, I want to be able to add a new movie with details, including title, genre, and director name.</text:p>
      <text:p text:style-name="P1">Bonus:</text:p>
      <text:p text:style-name="P1">(5 points) As a film enthusiast, I want to be able to add, edit, and see an image for a movie.</text:p>
      <text:p text:style-name="P1">(5 points) As a film enthusiast, I want to be able to search for a movie by one of the movie’s fields. Once I select title, genre, or director name individually, I can then search for any partial matches of the selected field and find the movie I am looking for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Terrill</meta:initial-creator>
    <dc:creator>Steve B</dc:creator>
    <meta:editing-cycles>9</meta:editing-cycles>
    <meta:creation-date>2019-06-14T21:35:00</meta:creation-date>
    <dc:date>2019-07-08T10:39:08.36</dc:date>
    <meta:editing-duration>P3DT4H24M32S</meta:editing-duration>
    <meta:generator>OpenOffice/4.1.6$Win32 OpenOffice.org_project/416m1$Build-9790</meta:generator>
    <meta:document-statistic meta:table-count="0" meta:image-count="0" meta:object-count="0" meta:page-count="1" meta:paragraph-count="18" meta:word-count="359" meta:character-count="19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